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d65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Wordcount:</text:p>
      <text:p text:style-name="P1"><text:s/>hadoop jar hadoop-mapreduce-examples-2.2.0.jar wordcount /Mohamed/datasets/comments.csv /Mohamed/Word_Count_comments_data</text:p>
      <text:p text:style-name="P1">2.Wordstandarddeviation:</text:p>
      <text:p text:style-name="P1">hadoop jar hadoop-mapreduce-examples-2.2.0.jar wordstandarddeviation /Mohamed/datasets/comments.csv /Mohamed/Word_standard_deviation_comments_data</text:p>
      <text:p text:style-name="P1">3.Wordmedian:</text:p>
      <text:p text:style-name="P1"><text:s/>hadoop jar hadoop-mapreduce-examples-2.2.0.jar wordmedian /Mohamed/datasets/comments.csv /Mohamed/Word_Median_comments_data</text:p>
      <text:p text:style-name="P1">4.Wordmean:</text:p>
      <text:p text:style-name="P1">hadoop jar hadoop-mapreduce-examples-2.2.0.jar wordmean /Mohamed/datasets/comments.csv /Mohamed/Word_Mean__comments_data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09-13T06:45:38</meta:creation-date>
    <dc:date>2022-09-13T06:51:18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8" meta:word-count="28" meta:character-count="576" meta:non-whitespace-character-count="550"/>
    <meta:generator>LibreOffice/4.0.4.2$Linux_x86 LibreOffice_project/400m0$Build-2</meta:generator>
  </office:meta>
</office:document-meta>
</file>